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e17f"/>
    </style:style>
    <style:style style:name="P2" style:family="paragraph" style:parent-style-name="Standard">
      <style:text-properties fo:font-weight="normal" officeooo:paragraph-rsid="000de17f" style:font-weight-asian="normal" style:font-weight-complex="normal"/>
    </style:style>
    <style:style style:name="P3" style:family="paragraph" style:parent-style-name="Standard">
      <style:text-properties fo:font-weight="normal" officeooo:rsid="000fdfb4" officeooo:paragraph-rsid="000fdfb4" style:font-weight-asian="normal" style:font-weight-complex="normal"/>
    </style:style>
    <style:style style:name="P4" style:family="paragraph" style:parent-style-name="Standard">
      <style:text-properties fo:font-weight="normal" officeooo:rsid="0012f503" officeooo:paragraph-rsid="0012f503" style:font-weight-asian="normal" style:font-weight-complex="normal"/>
    </style:style>
    <style:style style:name="P5" style:family="paragraph" style:parent-style-name="Standard">
      <style:text-properties fo:font-weight="normal" officeooo:rsid="0015f7d5" officeooo:paragraph-rsid="0015f7d5" style:font-weight-asian="normal" style:font-weight-complex="normal"/>
    </style:style>
    <style:style style:name="P6" style:family="paragraph" style:parent-style-name="Standard">
      <style:text-properties fo:font-weight="normal" officeooo:rsid="0018f7e4" officeooo:paragraph-rsid="0018f7e4" style:font-weight-asian="normal" style:font-weight-complex="normal"/>
    </style:style>
    <style:style style:name="P7" style:family="paragraph" style:parent-style-name="Standard" style:list-style-name="L2">
      <style:text-properties officeooo:paragraph-rsid="0014a922"/>
    </style:style>
    <style:style style:name="P8" style:family="paragraph" style:parent-style-name="Standard" style:list-style-name="L2">
      <style:text-properties officeooo:rsid="0015de32" officeooo:paragraph-rsid="0015de32"/>
    </style:style>
    <style:style style:name="P9" style:family="paragraph" style:parent-style-name="Standard">
      <style:text-properties officeooo:rsid="0015de32" officeooo:paragraph-rsid="0015de32"/>
    </style:style>
    <style:style style:name="P10" style:family="paragraph" style:parent-style-name="Standard">
      <style:text-properties officeooo:rsid="0015f7d5" officeooo:paragraph-rsid="0015f7d5"/>
    </style:style>
    <style:style style:name="P11" style:family="paragraph" style:parent-style-name="Standard">
      <style:text-properties officeooo:rsid="0017b004" officeooo:paragraph-rsid="0017b004"/>
    </style:style>
    <style:style style:name="P12" style:family="paragraph" style:parent-style-name="Standard">
      <style:text-properties officeooo:rsid="0018908a" officeooo:paragraph-rsid="0018908a"/>
    </style:style>
    <style:style style:name="P13" style:family="paragraph" style:parent-style-name="Standard">
      <style:text-properties officeooo:rsid="0018f7e4" officeooo:paragraph-rsid="0018f7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dfb4" style:font-weight-asian="bold" style:font-weight-complex="bold"/>
    </style:style>
    <style:style style:name="T3" style:family="text">
      <style:text-properties fo:font-weight="bold" officeooo:rsid="0014a922" style:font-weight-asian="bold" style:font-weight-complex="bold"/>
    </style:style>
    <style:style style:name="T4" style:family="text">
      <style:text-properties fo:font-weight="bold" officeooo:rsid="0017b004" style:font-weight-asian="bold" style:font-weight-complex="bold"/>
    </style:style>
    <style:style style:name="T5" style:family="text">
      <style:text-properties fo:font-weight="bold" officeooo:rsid="0018908a" style:font-weight-asian="bold" style:font-weight-complex="bold"/>
    </style:style>
    <style:style style:name="T6" style:family="text">
      <style:text-properties fo:font-weight="bold" officeooo:rsid="0018f7e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a922" style:font-weight-asian="normal" style:font-weight-complex="normal"/>
    </style:style>
    <style:style style:name="T9" style:family="text">
      <style:text-properties fo:font-weight="normal" officeooo:rsid="0015de32" style:font-weight-asian="normal" style:font-weight-complex="normal"/>
    </style:style>
    <style:style style:name="T10" style:family="text">
      <style:text-properties fo:font-weight="normal" officeooo:rsid="0015f7d5" style:font-weight-asian="normal" style:font-weight-complex="normal"/>
    </style:style>
    <style:style style:name="T11" style:family="text">
      <style:text-properties fo:font-weight="normal" officeooo:rsid="0018908a" style:font-weight-asian="normal" style:font-weight-complex="normal"/>
    </style:style>
    <style:style style:name="T12" style:family="text">
      <style:text-properties fo:font-weight="normal" officeooo:rsid="0018f7e4" style:font-weight-asian="normal" style:font-weight-complex="normal"/>
    </style:style>
    <style:style style:name="T13" style:family="text">
      <style:text-properties officeooo:rsid="000fdfb4"/>
    </style:style>
    <style:style style:name="T14" style:family="text">
      <style:text-properties officeooo:rsid="0017b0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eamento dos tópicos que publicam a <text:span text:style-name="T1">trajetória global e a trajetória local</text:span></text:p>
      <text:p text:style-name="P2">através do rosgraph.dot aberto pelo runtime manager…</text:p>
      <text:p text:style-name="P2"/>
      <text:p text:style-name="P2">1- Open Planner Global/Local</text:p>
      <text:p text:style-name="P2"/>
      <text:p text:style-name="P2">O nó <text:span text:style-name="T1">op_global_planner </text:span>recebe dados da posição inicial do veículos, do vector maps da cidade, do replanejador de trajetória global (que recebe dados por sua vez do nós relacionados a trajetória local) <text:span text:style-name="T13">e da posição atual do veículo, e por fim publica a trajetória global no tópico </text:span><text:span text:style-name="T2">global_waypoints_viz.</text:span></text:p>
      <text:p text:style-name="P2"><text:span text:style-name="T2"/></text:p>
      <text:p text:style-name="P3">Portanto é muito difícil traçar um gráfico com a trajetória geral gerada pelo global planner, porque ele se deforma durante o tempo e continua sendo o global….a não ser que pegue em algum instante do tempo a primeira trajetória geral criada pelo global planner, isso porque ao longo do tempo essa trajetória geral será deformada e passará a ser a nova trajetória global…</text:p>
      <text:p text:style-name="P3"/>
      <text:p text:style-name="P3">Aqui talvez aquela idéia de path avançando pelas linhas no csv faça sentido, porque é a trajetória do ponto 1 ao 129 naquele instante de tempo...depois ela vai se deformando conforme se avança mais colunas(tempo) abaixo…</text:p>
      <text:p text:style-name="P3"/>
      <text:p text:style-name="P4">Após isso o <text:span text:style-name="T1">op_global_planner </text:span>manda os dados para o tópico <text:span text:style-name="T1">lane_waypoints_array </text:span>que são os primeiros waypoints gerados pelo planner global. <text:span text:style-name="T1">Possivelmente deste tópico deve ser extraído a primeira trajetória global realizada! </text:span></text:p>
      <text:p text:style-name="P4"><text:span text:style-name="T7"/></text:p>
      <text:list xml:id="list405959325" text:style-name="L2">
        <text:list-item>
          <text:p text:style-name="P7"><text:span text:style-name="T8">Após isto o tópico </text:span><text:span text:style-name="T3">lane_waypoints_array </text:span><text:span text:style-name="T9">publica informação para os nós:</text:span></text:p>
          <text:p text:style-name="P8"><text:span text:style-name="T7">A) Op_trajectory_generator</text:span></text:p>
          <text:p text:style-name="P8"><text:span text:style-name="T7">B) Op_trajectory_evaluator</text:span></text:p>
          <text:p text:style-name="P8"><text:span text:style-name="T7">C) </text:span><text:span text:style-name="T10">dp_planner</text:span></text:p>
        </text:list-item>
      </text:list>
      <text:p text:style-name="P9"><text:span text:style-name="T10"/></text:p>
      <text:p text:style-name="P10"><text:span text:style-name="T7">O nó Op_trajectory_generator além de receber dados dos </text:span><text:span text:style-name="T1">lane_waypoint_array, </text:span><text:span text:style-name="T7">também recebe dados da posição e velocidade atual e da posição inicial. Por fim este nó publica informações para o tópico </text:span><text:span text:style-name="T1">local_trajectories. </text:span><text:span text:style-name="T7">Este tópico por sua vez recebe dados também do nó </text:span><text:span text:style-name="T1">dp_planner. </text:span></text:p>
      <text:p text:style-name="P5">O pkg dp_planner conforme visto recebeu dados do lane_waypoints_array referente a trajetória criada pelo planner Global, além desta informação ele também coleta informações da posição e da velocidade atual. Enfim assim ele publica suas trajetória locais geradas no tópico <text:span text:style-name="T1">local_trajectories. </text:span>Conclui-se assim que este tópico recebe informações tanto do planner global que está sendo gerado (<text:span text:style-name="T1">Op_trajectory_generator) </text:span>quanto do planner local (<text:span text:style-name="T1">dp_planner) </text:span>para criação das trajetórias locais. </text:p>
      <text:p text:style-name="P5">Após receber estes dados o tópico local_trajectories publica suas trajetórias locais no nó chamado <text:span text:style-name="T1">op_trajectory_evaluator.</text:span><text:span text:style-name="T4"> </text:span><text:span text:style-name="T14">Este é o nó chave onde estas trajetórias locais (que na verdade </text:span><text:span text:style-name="T4">primeiramente </text:span><text:span text:style-name="T14">consiste na trajetória GLOBAL</text:span><text:span text:style-name="T4">) </text:span><text:span text:style-name="T14">serão interpretadas. Este nó também recebe os dados do módulo de percepção, especificamente do nó </text:span><text:span text:style-name="T4">op_motion_predictor,</text:span><text:span text:style-name="T14"> que por sua vez recebe dados do detection/contour/tracker/objects/ , e também recebe dados da posição e velocidade <text:s/>atual do veículo. Por fim ele analisa essas informações, processa elas para ver se as trajetórias atuais irão gerar colisão com o objeto identificado. Por fim ele publica informação para os tópicos:</text:span></text:p>
      <text:p text:style-name="P5"><text:tab/><text:span text:style-name="T14">A) local_weighted_trajectories</text:span></text:p>
      <text:p text:style-name="P5"><text:tab/><text:span text:style-name="T14">B)local_trajectory_cost</text:span></text:p>
      <text:p text:style-name="P5"><text:tab/><text:span text:style-name="T14">C) safety_border</text:span></text:p>
      <text:p text:style-name="P10"><text:span text:style-name="T1"/></text:p>
      <text:p text:style-name="P9"><text:span text:style-name="T10"/></text:p>
      <text:p text:style-name="P11"><text:span text:style-name="T10">P</text:span><text:span text:style-name="T7">ossivelmente este nó (</text:span><text:span text:style-name="T1">op_trajectory_evaluator) </text:span><text:span text:style-name="T7">retorna </text:span><text:span text:style-name="T11">o custo e peso das trajetórias, ou seja se há colisão ou não, distância da trajetória até o objetivo final, etc...e envia todas trajetórias geradas até o momento para o nó </text:span><text:span text:style-name="T5">op_behavior selector </text:span><text:span text:style-name="T11">avaliar qual trajetória o veículo deve tomar.</text:span></text:p>
      <text:p text:style-name="P12"><text:soft-page-break/><text:span text:style-name="T7">Este nó por fim irá publicar os pontos finais para serem seguidos pelo carro no tópico </text:span><text:span text:style-name="T1">final_waypoints, </text:span><text:span text:style-name="T7">assim como novas trajetórias (caso estas terem sido necessárias) para o o tópico </text:span><text:span text:style-name="T1">op_global_replan </text:span><text:span text:style-name="T7">que irá publicar estas novas trajetórias para o o nó </text:span><text:span text:style-name="T1">op_global_planner </text:span><text:span text:style-name="T7">reformular </text:span><text:span text:style-name="T12">novas </text:span><text:span text:style-name="T7">trajetórias </text:span><text:span text:style-name="T12">e novamente enviar ao tópico </text:span><text:span text:style-name="T6">lane_waypoints_array</text:span><text:span text:style-name="T12"> para recomeçar o ciclo.…</text:span></text:p>
      <text:p text:style-name="P13"><text:span text:style-name="T7">O tópico final_waypoints ira enviar as trajetórias calculadas pelo primeiro ciclo ao controlador </text:span><text:span text:style-name="T1">pure_pursuit </text:span><text:span text:style-name="T7">que irá posteriormete gerar os comandos de controle para fazer o carro seguir a trajetória…</text:span></text:p>
      <text:p text:style-name="P13"><text:span text:style-name="T7"/></text:p>
      <text:p text:style-name="P13"><text:span text:style-name="T7"/></text:p>
      <text:p text:style-name="P13"><text:span text:style-name="T7">Para concluir...nos primeiros tempos da simulação (primeiras linhas do gráfico excel), a trajetória gerada será a global, e ele poderá ser obtida pelos tópicos </text:span><text:span text:style-name="T1">lane_waypoints_array, final_waypoints</text:span></text:p>
      <text:p text:style-name="P6">após certo tempo logo a trajetória local também será incluída como global nas próximas linhas do grafico csv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48:42.780276873</meta:creation-date>
    <dc:date>2021-10-06T13:24:44.751787936</dc:date>
    <meta:editing-duration>PT34M2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601" meta:character-count="4097" meta:non-whitespace-character-count="3512"/>
  </office:meta>
</office:document-meta>
</file>